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era matrix left</text:p>
      <text:p text:style-name="Standard">[1678.435592347326, 0, 342.9566750991285;</text:p>
      <text:p text:style-name="Standard"><text:s/>0, 1681.497378894579, 283.8306476045657;</text:p>
      <text:p text:style-name="Standard"><text:s/>0, 0, 1]</text:p>
      <text:p text:style-name="Standard">distortion matrix left</text:p>
      <text:p text:style-name="Standard">[-0.4099022197771052, -3.07245286106378, -0.001219386650755467, -0.003035720838675977, 41.52599117247595]</text:p>
      <text:p text:style-name="Standard">camera matrix right</text:p>
      <text:p text:style-name="Standard">[1710.102370081143, 0, 315.1291187789068;</text:p>
      <text:p text:style-name="Standard"><text:s/>0, 1713.964351741807, 250.845819849757;</text:p>
      <text:p text:style-name="Standard"><text:s/>0, 0, 1]</text:p>
      <text:p text:style-name="Standard">distortion matrix right</text:p>
      <text:p text:style-name="Standard">[-0.4788104510406055, -0.9411823233204554, 0.0006441849284121036, 0.003574448062106206, 25.35880156931097]</text:p>
      <text:p text:style-name="Standard">Rotation </text:p>
      <text:p text:style-name="Standard">[0.99989629564382, -0.0002872074927716673, 0.01439845372332044;</text:p>
      <text:p text:style-name="Standard"><text:s/>1.231731930994076e-05, 0.9998178055476596, 0.01908809990925838;</text:p>
      <text:p text:style-name="Standard"><text:s/>-0.01440131265024648, -0.01908594303979452, 0.9997141236234645]</text:p>
      <text:p text:style-name="Standard">Translation </text:p>
      <text:p text:style-name="Standard">[-20.30818326354131;</text:p>
      <text:p text:style-name="Standard"><text:s/>-0.0211919627040026;</text:p>
      <text:p text:style-name="Standard"><text:s/>4.674500475756695]</text:p>
      <text:p text:style-name="Standard">Esential <text:s/></text:p>
      <text:p text:style-name="Standard">[0.0002476147655983392, -4.67324433910948, -0.1104132365296127;</text:p>
      <text:p text:style-name="Standard"><text:s/>4.381551213157632, -0.3889433805712597, 20.36968321247573;</text:p>
      <text:p text:style-name="Standard"><text:s/>0.02093962262729236, -20.30448931170405, -0.3873394996157055]</text:p>
      <text:p text:style-name="Standard">Fundamental </text:p>
      <text:p text:style-name="Standard">[1.693748260424144e-09, -3.190797902107096e-05, 0.007788235017331002;</text:p>
      <text:p text:style-name="Standard"><text:s/>2.990339790318582e-05, -2.649643943957106e-06, 0.223832401920846;</text:p>
      <text:p text:style-name="Standard"><text:s/>-0.007256734099548239, -0.2263602530127546, 1]</text:p>
      <text:p text:style-name="Standard">right lines[0.011239073, -0.99993682, 327.55652;</text:p>
      <text:p text:style-name="Standard"><text:s/>0.0082926452, -0.99996561, 305.5726;</text:p>
      <text:p text:style-name="Standard"><text:s/>0.0053709978, -0.99998558, 283.77148]</text:p>
      <text:p text:style-name="Standard">left lines[-0.021201197, 0.99977523, -393.85349;</text:p>
      <text:p text:style-name="Standard"><text:s/>-0.018143026, 0.99983537, -372.11124;</text:p>
      <text:p text:style-name="Standard"><text:s/>-0.015075772, 0.99988633, -350.30212]</text:p>
      <text:p text:style-name="Standard"/>
      <text:p text:style-name="Standard"/>
      <text:p text:style-name="Standard">R1[0.9776460852346666, 0.005018067580897621, -0.2101974096488459;</text:p>
      <text:p text:style-name="Standard"><text:s/>-0.003013048640466542, 0.9999468702276076, 0.009857903423249034;</text:p>
      <text:p text:style-name="Standard"><text:s/>0.2102357095338976, -0.009004205670988792, 0.9776092628023801]</text:p>
      <text:p text:style-name="Standard">R2[0.974516740174627, 0.00101692613978341, -0.2243124806617875;</text:p>
      <text:p text:style-name="Standard"><text:s/>-0.003157989841451422, 0.9999528169879738, -0.00918645187094019;</text:p>
      <text:p text:style-name="Standard"><text:s/>0.2242925549802754, 0.009660727666280431, 0.9744739709819745]</text:p>
      <text:p text:style-name="Standard">P1[1642.493835988404, 0, 710.0826411247253, 0;</text:p>
      <text:p text:style-name="Standard"><text:s/>0, 1642.493835988404, 267.7925643920898, 0;</text:p>
      <text:p text:style-name="Standard"><text:s/>0, 0, 1, 0]</text:p>
      <text:p text:style-name="Standard">P2[1642.493835988404, 0, 710.0826411247253, -34228.31487175097;</text:p>
      <text:p text:style-name="Standard"><text:s/>0, 1642.493835988404, 267.7925643920898, 0;</text:p>
      <text:p text:style-name="Standard"><text:soft-page-break/><text:s/>0, 0, 1, 0]</text:p>
      <text:p text:style-name="Standard">Q[1, 0, 0, -710.0826411247253;</text:p>
      <text:p text:style-name="Standard"><text:s/>0, 1, 0, -267.7925643920898;</text:p>
      <text:p text:style-name="Standard"><text:s/>0, 0, 0, 1642.493835988404;</text:p>
      <text:p text:style-name="Standard"><text:s/>0, 0, 0.04798640663855681, -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46:35.807671988</meta:creation-date>
    <dc:date>2019-02-27T12:46:56.168603383</dc:date>
    <meta:editing-duration>PT21S</meta:editing-duration>
    <meta:editing-cycles>1</meta:editing-cycles>
    <meta:document-statistic meta:table-count="0" meta:image-count="0" meta:object-count="0" meta:page-count="2" meta:paragraph-count="50" meta:word-count="152" meta:character-count="2103" meta:non-whitespace-character-count="1969"/>
    <meta:generator>LibreOffice/6.0.7.3$Linux_X86_64 LibreOffice_project/00m0$Build-3</meta:generator>
  </office:meta>
</office:document-meta>
</file>